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.000537466">
            <text:p>0,000537466</text:p>
          </table:table-cell>
          <table:table-cell office:value-type="float" office:value="1.14035">
            <text:p>1,14035</text:p>
          </table:table-cell>
          <table:table-cell office:value-type="float" office:value="0.511811">
            <text:p>0,511811</text:p>
          </table:table-cell>
          <table:table-cell office:value-type="float" office:value="-0.0917275">
            <text:p>-0,0917275</text:p>
          </table:table-cell>
          <table:table-cell office:value-type="float" office:value="2.23818">
            <text:p>2,23818</text:p>
          </table:table-cell>
          <table:table-cell office:value-type="float" office:value="0.00409659">
            <text:p>0,00409659</text:p>
          </table:table-cell>
          <table:table-cell office:value-type="float" office:value="0.476562">
            <text:p>0,476562</text:p>
          </table:table-cell>
          <table:table-cell office:value-type="float" office:value="0.0231853">
            <text:p>0,0231853</text:p>
          </table:table-cell>
          <table:table-cell office:value-type="float" office:value="0.0162666">
            <text:p>0,0162666</text:p>
          </table:table-cell>
          <table:table-cell office:value-type="float" office:value="0.646655">
            <text:p>0,646655</text:p>
          </table:table-cell>
          <table:table-cell office:value-type="float" office:value="0.261986">
            <text:p>0,261986</text:p>
          </table:table-cell>
          <table:table-cell office:value-type="float" office:value="4.87746">
            <text:p>4,87746</text:p>
          </table:table-cell>
        </table:table-row>
        <table:table-row table:style-name="ro1">
          <table:table-cell office:value-type="float" office:value="0.000701293">
            <text:p>0,000701293</text:p>
          </table:table-cell>
          <table:table-cell office:value-type="float" office:value="1.25758">
            <text:p>1,25758</text:p>
          </table:table-cell>
          <table:table-cell office:value-type="float" office:value="0.653543">
            <text:p>0,653543</text:p>
          </table:table-cell>
          <table:table-cell office:value-type="float" office:value="0.0117467">
            <text:p>0,0117467</text:p>
          </table:table-cell>
          <table:table-cell office:value-type="float" office:value="0.311451">
            <text:p>0,311451</text:p>
          </table:table-cell>
          <table:table-cell office:value-type="float" office:value="0.00585262">
            <text:p>0,00585262</text:p>
          </table:table-cell>
          <table:table-cell office:value-type="float" office:value="0.582031">
            <text:p>0,582031</text:p>
          </table:table-cell>
          <table:table-cell office:value-type="float" office:value="0.0331764">
            <text:p>0,0331764</text:p>
          </table:table-cell>
          <table:table-cell office:value-type="float" office:value="0.0218912">
            <text:p>0,0218912</text:p>
          </table:table-cell>
          <table:table-cell office:value-type="float" office:value="0.804479">
            <text:p>0,804479</text:p>
          </table:table-cell>
          <table:table-cell office:value-type="float" office:value="0.244233">
            <text:p>0,244233</text:p>
          </table:table-cell>
          <table:table-cell office:value-type="float" office:value="2.94096">
            <text:p>2,94096</text:p>
          </table:table-cell>
        </table:table-row>
        <table:table-row table:style-name="ro1">
          <table:table-cell office:value-type="float" office:value="0.000446367">
            <text:p>0,000446367</text:p>
          </table:table-cell>
          <table:table-cell office:value-type="float" office:value="1.24242">
            <text:p>1,24242</text:p>
          </table:table-cell>
          <table:table-cell office:value-type="float" office:value="0.322835">
            <text:p>0,322835</text:p>
          </table:table-cell>
          <table:table-cell office:value-type="float" office:value="-0.0343359">
            <text:p>-0,0343359</text:p>
          </table:table-cell>
          <table:table-cell office:value-type="float" office:value="1.04216">
            <text:p>1,04216</text:p>
          </table:table-cell>
          <table:table-cell office:value-type="float" office:value="0.00222454">
            <text:p>0,00222454</text:p>
          </table:table-cell>
          <table:table-cell office:value-type="float" office:value="0.289062">
            <text:p>0,289062</text:p>
          </table:table-cell>
          <table:table-cell office:value-type="float" office:value="0.0149396">
            <text:p>0,0149396</text:p>
          </table:table-cell>
          <table:table-cell office:value-type="float" office:value="0.016297">
            <text:p>0,016297</text:p>
          </table:table-cell>
          <table:table-cell office:value-type="float" office:value="0.644316">
            <text:p>0,644316</text:p>
          </table:table-cell>
          <table:table-cell office:value-type="float" office:value="0.249017">
            <text:p>0,249017</text:p>
          </table:table-cell>
          <table:table-cell office:value-type="float" office:value="3.94029">
            <text:p>3,94029</text:p>
          </table:table-cell>
        </table:table-row>
        <table:table-row table:style-name="ro1">
          <table:table-cell office:value-type="float" office:value="0.000467321">
            <text:p>0,000467321</text:p>
          </table:table-cell>
          <table:table-cell office:value-type="float" office:value="1.38462">
            <text:p>1,38462</text:p>
          </table:table-cell>
          <table:table-cell office:value-type="float" office:value="0.283465">
            <text:p>0,283465</text:p>
          </table:table-cell>
          <table:table-cell office:value-type="float" office:value="0.0112491">
            <text:p>0,0112491</text:p>
          </table:table-cell>
          <table:table-cell office:value-type="float" office:value="0.346506">
            <text:p>0,346506</text:p>
          </table:table-cell>
          <table:table-cell office:value-type="float" office:value="0.00148055">
            <text:p>0,00148055</text:p>
          </table:table-cell>
          <table:table-cell office:value-type="float" office:value="0.242188">
            <text:p>0,242188</text:p>
          </table:table-cell>
          <table:table-cell office:value-type="float" office:value="0.0119116">
            <text:p>0,0119116</text:p>
          </table:table-cell>
          <table:table-cell office:value-type="float" office:value="0.0178394">
            <text:p>0,0178394</text:p>
          </table:table-cell>
          <table:table-cell office:value-type="float" office:value="0.674035">
            <text:p>0,674035</text:p>
          </table:table-cell>
          <table:table-cell office:value-type="float" office:value="0.240849">
            <text:p>0,240849</text:p>
          </table:table-cell>
          <table:table-cell office:value-type="float" office:value="3.87237">
            <text:p>3,87237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MIN([.A1:.A6])" office:value-type="float" office:value="0.000446367">
            <text:p>0,000446367</text:p>
          </table:table-cell>
          <table:table-cell table:formula="of:=MIN([.B1:.B6])" office:value-type="float" office:value="1.14035">
            <text:p>1,14035</text:p>
          </table:table-cell>
          <table:table-cell table:formula="of:=MIN([.C1:.C6])" office:value-type="float" office:value="0.283465">
            <text:p>0,283465</text:p>
          </table:table-cell>
          <table:table-cell table:formula="of:=MIN([.D1:.D6])" office:value-type="float" office:value="-0.0917275">
            <text:p>-0,0917275</text:p>
          </table:table-cell>
          <table:table-cell table:formula="of:=MIN([.E1:.E6])" office:value-type="float" office:value="0.311451">
            <text:p>0,311451</text:p>
          </table:table-cell>
          <table:table-cell table:formula="of:=MIN([.F1:.F6])" office:value-type="float" office:value="0.00148055">
            <text:p>0,00148055</text:p>
          </table:table-cell>
          <table:table-cell table:formula="of:=MIN([.G1:.G6])" office:value-type="float" office:value="0.242188">
            <text:p>0,242188</text:p>
          </table:table-cell>
          <table:table-cell table:formula="of:=MIN([.H1:.H6])" office:value-type="float" office:value="0.0119116">
            <text:p>0,0119116</text:p>
          </table:table-cell>
          <table:table-cell table:formula="of:=MIN([.I1:.I6])" office:value-type="float" office:value="0.0162666">
            <text:p>0,0162666</text:p>
          </table:table-cell>
          <table:table-cell table:formula="of:=MIN([.J1:.J6])" office:value-type="float" office:value="0.644316">
            <text:p>0,644316</text:p>
          </table:table-cell>
          <table:table-cell table:formula="of:=MIN([.K1:.K6])" office:value-type="float" office:value="0.240849">
            <text:p>0,240849</text:p>
          </table:table-cell>
          <table:table-cell table:formula="of:=MIN([.L1:.L6])" office:value-type="float" office:value="2.94096">
            <text:p>2,94096</text:p>
          </table:table-cell>
        </table:table-row>
        <table:table-row table:style-name="ro1">
          <table:table-cell table:formula="of:=MAX([.A1:.A6])" office:value-type="float" office:value="0.000701293">
            <text:p>0,000701293</text:p>
          </table:table-cell>
          <table:table-cell table:formula="of:=MAX([.B1:.B6])" office:value-type="float" office:value="1.38462">
            <text:p>1,38462</text:p>
          </table:table-cell>
          <table:table-cell table:formula="of:=MAX([.C1:.C6])" office:value-type="float" office:value="0.653543">
            <text:p>0,653543</text:p>
          </table:table-cell>
          <table:table-cell table:formula="of:=MAX([.D1:.D6])" office:value-type="float" office:value="0.0117467">
            <text:p>0,0117467</text:p>
          </table:table-cell>
          <table:table-cell table:formula="of:=MAX([.E1:.E6])" office:value-type="float" office:value="2.23818">
            <text:p>2,23818</text:p>
          </table:table-cell>
          <table:table-cell table:formula="of:=MAX([.F1:.F6])" office:value-type="float" office:value="0.00585262">
            <text:p>0,00585262</text:p>
          </table:table-cell>
          <table:table-cell table:formula="of:=MAX([.G1:.G6])" office:value-type="float" office:value="0.582031">
            <text:p>0,582031</text:p>
          </table:table-cell>
          <table:table-cell table:formula="of:=MAX([.H1:.H6])" office:value-type="float" office:value="0.0331764">
            <text:p>0,0331764</text:p>
          </table:table-cell>
          <table:table-cell table:formula="of:=MAX([.I1:.I6])" office:value-type="float" office:value="0.0218912">
            <text:p>0,0218912</text:p>
          </table:table-cell>
          <table:table-cell table:formula="of:=MAX([.J1:.J6])" office:value-type="float" office:value="0.804479">
            <text:p>0,804479</text:p>
          </table:table-cell>
          <table:table-cell table:formula="of:=MAX([.K1:.K6])" office:value-type="float" office:value="0.261986">
            <text:p>0,261986</text:p>
          </table:table-cell>
          <table:table-cell table:formula="of:=MAX([.L1:.L6])" office:value-type="float" office:value="4.87746">
            <text:p>4,877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4:57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4:57:44</dc:date>
    <dc:creator>tomko </dc:creator>
    <meta:document-statistic meta:table-count="1" meta:cell-count="72" meta:object-count="0"/>
    <meta:generator>LibreOffice/3.4$Unix LibreOffice_project/340m1$Build-602</meta:generator>
  </office:meta>
</office:document-meta>
</file>